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paragraph-rsid="00157d49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bold" officeooo:paragraph-rsid="00157d49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800000"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color="#800000" style:font-name="Times new roman" fo:font-size="12pt" fo:font-weight="bold" fo:background-color="#ffff00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color="#800000" style:font-name="Times new roman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color="#800000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officeooo:rsid="00157d49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rnel parameter</text:p>
      <text:p text:style-name="P2">With serial console.</text:p>
      <text:p text:style-name="P4">console=ttyO2,115200n8 mem=450M</text:p>
      <text:p text:style-name="P2">With frame buffer console.</text:p>
      <text:p text:style-name="P4">mem=450M</text:p>
      <text:p text:style-name="P2"/>
      <text:p text:style-name="P2"/>
      <text:p text:style-name="P2"/>
      <text:p text:style-name="P7">How to bring up the panda board in 3.10-SS</text:p>
      <text:p text:style-name="P2"><text:tab/>Connect the micro-SD card in the card reader and connect the card reader to a linux PC.</text:p>
      <text:p text:style-name="P8">Create two partitions</text:p>
      <text:p text:style-name="P2">-- Prepare U-Boot</text:p>
      <text:p text:style-name="P2">-- Flash the U-Boot from linaro to the SD card.</text:p>
      <text:p text:style-name="P11"><text:span text:style-name="T1">$ </text:span><text:span text:style-name="T3">export URL=http://releases.linaro.org/13.06/ubuntu/panda/panda-raring_developer_20130623-376.img.gz</text:span></text:p>
      <text:p text:style-name="P9">$ curl $URL | gunzip | sudo dd bs=64k of=/dev/sdd</text:p>
      <text:p text:style-name="P2"><text:s text:c="2"/>% Total <text:s text:c="3"/>% Received % Xferd <text:s/>Average Speed <text:s text:c="2"/>Time <text:s text:c="3"/>Time <text:s text:c="4"/>Time <text:s/>Current</text:p>
      <text:p text:style-name="P2"><text:s text:c="33"/>Dload <text:s/>Upload <text:s text:c="2"/>Total <text:s text:c="2"/>Spent <text:s text:c="3"/>Left <text:s/>Speed</text:p>
      <text:p text:style-name="P2">100 <text:s/>189M <text:s/>100 <text:s/>189M <text:s text:c="3"/>0 <text:s text:c="4"/>0 <text:s text:c="2"/>351k <text:s text:c="5"/>0 <text:s/>0:09:10 <text:s/>0:09:10 --:--:-- <text:s/>320k</text:p>
      <text:p text:style-name="P2">112+32544 records in</text:p>
      <text:p text:style-name="P2">112+32544 records out</text:p>
      <text:p text:style-name="P2">1073741824 bytes (1.1 GB) copied, 550.892 s, 1.9 MB/s</text:p>
      <text:p text:style-name="P9">$ sudo sync</text:p>
      <text:p text:style-name="P2"/>
      <text:p text:style-name="P2"/>
      <text:p text:style-name="P7">Prepare boot.scr</text:p>
      <text:p text:style-name="P2"><text:tab/>Create a file named boot.txt with the following contents (Basically containing the necessary bootargs. The boot.scr from linaro boots the uImage and root filesytem from the SD MMC card)</text:p>
      <text:p text:style-name="P7">usb reset</text:p>
      <text:p text:style-name="P9">setenv ipaddr 10.2.2.42</text:p>
      <text:p text:style-name="P9">setenv serverip 10.2.22.1</text:p>
      <text:p text:style-name="P2"><text:span text:style-name="T4">setenv dtbpath "arm/panda/omap4-panda-a4.dtb" </text:span><text:s text:c="5"/>&lt;&lt;---- NOTE, If you are using PandaBoard A4</text:p>
      <text:p text:style-name="P3"><text:span text:style-name="T4">setenv dtbpath "arm/panda/omap4-panda-es.dtb"</text:span> <text:s text:c="5"/>&lt;&lt;---- NOTE, If you are using PandaBoard ES </text:p>
      <text:p text:style-name="P3"/>
      <text:p text:style-name="P5">(B series)</text:p>
      <text:p text:style-name="P3"><text:span text:style-name="T4">setenv dtbpath "arm/panda/omap4-panda.dtb"</text:span> <text:s text:c="8"/>&lt;&lt;---- NOTE, If you are using other </text:p>
      <text:p text:style-name="P3"><text:span text:style-name="T1"/></text:p>
      <text:p text:style-name="P3"><text:span text:style-name="T1">PandaBoards</text:span></text:p>
      <text:p text:style-name="P4">setenv dtbaddr 0x815f0000</text:p>
      <text:p text:style-name="P4">setenv initrd_high "0xffffffff"</text:p>
      <text:p text:style-name="P4">setenv fdt_high "0xffffffff"</text:p>
      <text:p text:style-name="P4">setenv bootargs 'console=tty0 console=ttyO2,115200n8 mem=456M@0x80000000 mem=512M@0xA0000000 root=/dev/nfs rw nfsroot=10.2.22.1:/tftpboot/arm/panda ip=10.2.2.42 rootdelay=30'</text:p>
      <text:p text:style-name="P4">setenv bootcmd 'tftp 0x80200000 arm/panda/uImage; tftp ${dtbaddr} ${dtbpath};bootm 0x80200000 - ${dtbaddr}'</text:p>
      <text:p text:style-name="P4">boot</text:p>
      <text:p text:style-name="P2"/>
      <text:p text:style-name="P2"/>
      <text:p text:style-name="P4">mkimage -A arm -O linux -T script -C none -a 0 -e 0 -n "Panda SD Boot" -d boot.txt boot</text:p>
      <text:p text:style-name="P2"/>
      <text:p text:style-name="P2">Create a file boot.scr from boot.txt</text:p>
      <text:p text:style-name="P2"><text:soft-page-break/><text:span text:style-name="T5">$ <text:s/>sysopy boot.scr</text:span> to the boot partition of the SD card.</text:p>
      <text:p text:style-name="P2">$<text:span text:style-name="T5"> sudo cp boot.scr /media/boot/</text:span></text:p>
      <text:p text:style-name="P2">Attach the micro-SD card to the target board and reset the target.</text:p>
      <text:p text:style-name="P2"/>
      <text:p text:style-name="P2"/>
      <text:p text:style-name="P4"><text:span text:style-name="T6">Q.</text:span>How to bring up the panda board in 3.10-SS using rootfs on SD card</text:p>
      <text:p text:style-name="P2"><text:tab/>Connect the micro-SD card in the card reader and connect the card reader to a linux PC.</text:p>
      <text:p text:style-name="P2"/>
      <text:p text:style-name="P7">Creating Partitions on the SD card</text:p>
      <text:p text:style-name="P6">Create 2 partitions on SD card:</text:p>
      <text:p text:style-name="P2">Use fdisk to create partitions:</text:p>
      <text:p text:style-name="P9">$ sudo fdisk /dev/sdb</text:p>
      <text:p text:style-name="P2">Create a new partition, partition 1:</text:p>
      <text:p text:style-name="P2">Command (m for help): n</text:p>
      <text:p text:style-name="P2">Partition type:</text:p>
      <text:p text:style-name="P2"><text:s/><text:span text:style-name="T1"><text:s text:c="2"/>p <text:s text:c="2"/>primary (0 primary, 0 extended, 4 free)</text:span></text:p>
      <text:p text:style-name="P2"><text:s text:c="3"/><text:span text:style-name="T1">e <text:s text:c="2"/>extended</text:span></text:p>
      <text:p text:style-name="P2">Select (default p): <text:span text:style-name="T1">p</text:span></text:p>
      <text:p text:style-name="P2">Partition number (1-4, default 1): <text:span text:style-name="T1">1</text:span></text:p>
      <text:p text:style-name="P4">First sector (2048-30679039, default 2048):</text:p>
      <text:p text:style-name="P2">Using default value<text:span text:style-name="T7"> 2048</text:span></text:p>
      <text:p text:style-name="P4">Last sector, +sectors or +sizeK,M,G (2048-30679039, default 30679039): +8M</text:p>
      <text:p text:style-name="P2">Set the first partition as W95 FAT32 (LBA) using the t command and entering the Hex code c.</text:p>
      <text:p text:style-name="P2">Command (m for help): <text:span text:style-name="T1">t</text:span></text:p>
      <text:p text:style-name="P2">Selected partition <text:span text:style-name="T1">1</text:span></text:p>
      <text:p text:style-name="P2">Hex code (type L to list codes): <text:span text:style-name="T1">c</text:span></text:p>
      <text:p text:style-name="P2">Set the bootable flag on the first partition using the a command.</text:p>
      <text:p text:style-name="P2">Command (m for help): <text:span text:style-name="T1">a</text:span></text:p>
      <text:p text:style-name="P2">Partition number (1-4): <text:span text:style-name="T1">1</text:span></text:p>
      <text:p text:style-name="P2">Create a second primary partiion using the n command. This partition will be a linux partition for storing the root filesystem. It will fill the rest of the SD card.</text:p>
      <text:p text:style-name="P2">Command (m for help): <text:span text:style-name="T1">n</text:span></text:p>
      <text:p text:style-name="P2">Command action</text:p>
      <text:p text:style-name="P4"><text:s text:c="3"/>e <text:s text:c="2"/>extended</text:p>
      <text:p text:style-name="P4"><text:s text:c="3"/>p <text:s text:c="2"/>primary partition (1-4)</text:p>
      <text:p text:style-name="P4">p</text:p>
      <text:p text:style-name="P2">Partition number (1-4, default 2): 2</text:p>
      <text:p text:style-name="P2">First sector (18432-30679039, default 18432):</text:p>
      <text:p text:style-name="P2">Using default value 18432</text:p>
      <text:p text:style-name="P2">Last sector, +sectors or +sizeK,M,G (18432-30679039, default 30679039):</text:p>
      <text:p text:style-name="P2">Using default value 30679039</text:p>
      <text:p text:style-name="P2">Verify that the partition table is correct by using the p command. It should look similar to the following:</text:p>
      <text:p text:style-name="P2">Command (m for help): p <text:s text:c="56"/></text:p>
      <text:p text:style-name="P2"><text:s text:c="80"/></text:p>
      <text:p text:style-name="P2">Disk /dev/sdb: 15.7 GB, 15707668480 bytes</text:p>
      <text:p text:style-name="P2">64 heads, 32 sectors/track, 14980 cylinders, total 30679040 sectors</text:p>
      <text:p text:style-name="P2">Units = sectors of 1 * 512 = 512 bytes</text:p>
      <text:p text:style-name="P2">Sector size (logical/physical): 512 bytes / 512 bytes</text:p>
      <text:p text:style-name="P2">I/O size (minimum/optimal): 512 bytes / 512 bytes</text:p>
      <text:p text:style-name="P2">Disk identifier: 0x6eaae8f8</text:p>
      <text:p text:style-name="P2"/>
      <text:p text:style-name="P2"><text:soft-page-break/><text:s text:c="3"/>Device Boot <text:s text:c="5"/>Start <text:s text:c="8"/>End <text:s text:c="5"/>Blocks <text:s text:c="2"/>Id <text:s/>System</text:p>
      <text:p text:style-name="P2">/dev/sdb1 <text:s text:c="2"/>* <text:s text:c="7"/>2048 <text:s text:c="6"/>18431 <text:s text:c="7"/>8192 <text:s text:c="3"/>c <text:s/>W95 FAT32 (LBA)</text:p>
      <text:p text:style-name="P2">/dev/sdb2 <text:s text:c="10"/>18432 <text:s text:c="3"/>30679039 <text:s text:c="3"/>15330304 <text:s text:c="2"/>83 <text:s/>Linux</text:p>
      <text:p text:style-name="P2">This step will destroy all data on the SD Card - Write the partition table to the card using the w command.</text:p>
      <text:p text:style-name="P2">Command (m for help): w</text:p>
      <text:p text:style-name="P2">The partition table has been altered!</text:p>
      <text:p text:style-name="P2"/>
      <text:p text:style-name="P2">Calling ioctl() to re-read partition table.</text:p>
      <text:p text:style-name="P2"/>
      <text:p text:style-name="P2">WARNING: If you have created or modified any DOS 6.x</text:p>
      <text:p text:style-name="P2">partitions, please see the fdisk manual page for additional</text:p>
      <text:p text:style-name="P2">information.</text:p>
      <text:p text:style-name="P2">Syncing disks. </text:p>
      <text:p text:style-name="P2">Format the first partition of the SD card with a FAT filesystem using the mkfs.vfat tool.</text:p>
      <text:p text:style-name="P9">$ sudo /sbin/mkfs.vfat -n boot /dev/sdb1</text:p>
      <text:p text:style-name="P2">Format the second partition using an ext4 filesystem using the mkfs.ext4 tool.</text:p>
      <text:p text:style-name="P2"><text:span text:style-name="T5">$ sudo /sbin/mkfs.ext4 -L rootfs /dev/sdb2</text:span> </text:p>
      <text:p text:style-name="P2">Once you have a properly partitioned SD card, you can then populate it with the boot files. The partitions are usually automounted under /media, but if not, you can use the mount command to mount the partition to an arbitrary location.</text:p>
      <text:p text:style-name="P2"><text:s text:c="3"/><text:span text:style-name="T4"><text:s/>$ sudo mount /dev/sdb1 /media/boot</text:span></text:p>
      <text:p text:style-name="P11"><text:s text:c="4"/>$ sudo mount /dev/sdb2 /media/rootfs</text:p>
      <text:p text:style-name="P2">Creating boot.scr for setting the bootargs</text:p>
      <text:p text:style-name="P2">Create the following boot.txt file:</text:p>
      <text:p text:style-name="P11">setenv dtbaddr 0x815f0000</text:p>
      <text:p text:style-name="P11">setenv fdt_high "0xffffffff"</text:p>
      <text:p text:style-name="P11">setenv initrd_high "0xffffffff"</text:p>
      <text:p text:style-name="P11">setenv dtbfile "omap4-panda-a4.dtb"</text:p>
      <text:p text:style-name="P11">setenv bootargs "console=tty0 console=ttyO2,115200n8 mem=456M@0x80000000 mem=512M@0xA0000000 root=/dev/mmcblk0p2 ip=10.2.2.42 rw rootwait"</text:p>
      <text:p text:style-name="P11">setenv bootcmd "mmc rescan;fatload mmc 0:1 0x80200000 uImage;fatload mmc 0:1 ${dtbaddr} ${dtbfile};bootm 0x80200000 - ${dtbaddr}"</text:p>
      <text:p text:style-name="P11">boot</text:p>
      <text:p text:style-name="P2">Create a file boot.scr from boot.txt</text:p>
      <text:p text:style-name="P9">$ mkimage -A arm -O linux -T script -C none -a 0 -e 0 -n "Panda SD Boot" -d boot.txt boot.scr</text:p>
      <text:p text:style-name="P2">Flash the u-boot.img, MLO, boot.scr uImage and dtb file in the first partition.</text:p>
      <text:p text:style-name="P4">cp -r boot.scr MLO u-boot.img omap4-panda-a4.dtb uImage /media/boot</text:p>
      <text:p text:style-name="P2">Copy the rootfs in the second partition:</text:p>
      <text:p text:style-name="P4">cp -r /tftpboot/arm/panda/* /media/rootfs</text:p>
      <text:p text:style-name="P2">How to Build U-boot Image</text:p>
      <text:p text:style-name="P2">checkout uboot source from linaro</text:p>
      <text:p text:style-name="P4"># git clone git://git.linaro.org/boot/u-boot-linaro-stable.git</text:p>
      <text:p text:style-name="P2">for PandaBoard ES B3, use uboot source from svt</text:p>
      <text:p text:style-name="P4"># git clone https://github.com/svtronics/u-boot-pandaboard-ES-RevB3.git</text:p>
      <text:p text:style-name="P2">The source which was used to build uboot for BDK TE release had the following commit id</text:p>
      <text:p text:style-name="P2">commit 921ce9c32de5561c27e000b11218de74437d462e</text:p>
      <text:p text:style-name="P2">Author: Alexander Graf &lt;agraf@suse.de&gt;</text:p>
      <text:p text:style-name="P2">Date: <text:s text:c="2"/>Thu Mar 21 18:19:39 2013 +0100</text:p>
      <text:p text:style-name="P2"/>
      <text:p text:style-name="P2"><text:s text:c="4"/>Exynos5: Fix errata 773022 and 774769 on Exynos5250 </text:p>
      <text:p text:style-name="P2"><text:soft-page-break/>for PandaBoard ES B3, use the following commit id</text:p>
      <text:p text:style-name="P2">commit 0f459411f79975ce0f16ce11590b36feb0c2e864</text:p>
      <text:p text:style-name="P2">Author: svtronics &lt;svtronics.com&gt;</text:p>
      <text:p text:style-name="P2">Date: <text:s text:c="2"/>Fri Sep 27 15:10:35 2013 +0530</text:p>
      <text:p text:style-name="P2"/>
      <text:p text:style-name="P2"><text:s text:c="4"/>Adding support for Elpida RAM for pandaboard-ES Rev B3</text:p>
      <text:p text:style-name="P2">For this particular source, value of " CONFIG_SYS_MAXARGS" in include/configs/omap4_common.h file was changed from "32" to "64", as help command on uboot command was not working properly.</text:p>
      <text:p text:style-name="P10">Build uboot</text:p>
      <text:p text:style-name="P4"># cd u-boot-linaro-stable/ <text:s/>or cd u-boot-pandaboard-ES-RevB3/ (for PandaBoard ES B3)</text:p>
      <text:p text:style-name="P2"><text:span text:style-name="T1"># export CROSS_COMPILE=arm-linux-gnueabihf-</text:span> </text:p>
      <text:p text:style-name="P2"><text:span text:style-name="T1"># make omap4_panda_config</text:span> </text:p>
      <text:p text:style-name="P2"><text:span text:style-name="T1"># make</text:span> </text:p>
      <text:p text:style-name="P2">Copy u-boot.img and MLO to boot partition</text:p>
      <text:p text:style-name="P2">How to Build the kernel Image</text:p>
      <text:p text:style-name="P2">To Build the kernel, clone the repository: 43.4.54.59:export/git/linux-3.10.y-BRANCH_SS.git.</text:p>
      <text:p text:style-name="P2">Since, we are building it through armhfs, we export the following parameters :</text:p>
      <text:p text:style-name="P4">export ARCH=arm</text:p>
      <text:p text:style-name="P4">export CROSS_COMPILE=arm-linux-gnueabihf- or USCEL armhf<text:span text:style-name="T7"> (majorly required)</text:span></text:p>
      <text:p text:style-name="P2">Use the setup script :</text:p>
      <text:p text:style-name="P4"># setup-panda-smp</text:p>
      <text:p text:style-name="P2">Build the kernel as :</text:p>
      <text:p text:style-name="P4"># make uImage LOADADDR=0x80008000</text:p>
      <text:p text:style-name="P2">Build the DTB as:</text:p>
      <text:p text:style-name="P4"># make dtbs</text:p>
      <text:p text:style-name="P2">Copy the uImage and omap4-panda.dtb for PandaBoard A4 or omap4-panda-es.dtb for PandaBoard ES or omap4-panda.dtb for other PandaBoards? to tftp folder and boot the target.</text:p>
      <text:p text:style-name="P2">NOTE, Please use appropriate DTB file depending on your PandaBoard revision</text:p>
      <text:p text:style-name="P2">Build the kernel modules as:</text:p>
      <text:p text:style-name="P4"># make modules</text:p>
      <text:p text:style-name="P2">Install the kernel module at Respective location </text:p>
      <text:p text:style-name="P12"># make modules_install INSTALL_MOD_PATH=&lt;User_created_Directory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7:02:17.243713045</meta:creation-date>
    <dc:date>2018-06-28T17:09:42.897035293</dc:date>
    <meta:editing-duration>PT7M25S</meta:editing-duration>
    <meta:editing-cycles>1</meta:editing-cycles>
    <meta:document-statistic meta:table-count="0" meta:image-count="0" meta:object-count="0" meta:page-count="4" meta:paragraph-count="155" meta:word-count="1119" meta:character-count="7756" meta:non-whitespace-character-count="6437"/>
    <meta:generator>LibreOffice/5.1.4.2$Linux_X86_64 LibreOffice_project/10m0$Build-2</meta:generator>
  </office:meta>
</office:document-meta>
</file>